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1000000002C4B04CCB8.png"/>
  <manifest:file-entry manifest:media-type="image/png" manifest:full-path="Pictures/100000000000029F000000418ADBD218.png"/>
  <manifest:file-entry manifest:media-type="image/png" manifest:full-path="Pictures/10000000000002830000006D324B1833.png"/>
  <manifest:file-entry manifest:media-type="image/png" manifest:full-path="Pictures/1000000000000163000000EE6235A37F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226000001A07DD14A5F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2E40000010F4178C4AC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subtitle">
      <style:graphic-properties draw:fill-color="#ffffff" fo:min-height="13.859cm"/>
    </style:style>
    <style:style style:name="pr14" style:family="presentation" style:parent-style-name="Chavaroche-subtitle">
      <style:graphic-properties fo:min-height="13.9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4a64"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9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CompaniesRoutingModule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–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9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9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>
          <draw:text-box>
            <text:p>Erstellung eines Formulars mit folgenden Felder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Ein Array, welches über die Zeit gebaut wird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Promise zu Observable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3" draw:text-style-name="P5" draw:layer="layout" svg:width="25.199cm" svg:height="13.859cm" svg:x="1.4cm" svg:y="4.914cm" presentation:class="subtitle" presentation:user-transformed="true">
          <draw:text-box>
            <text:p><text:span text:style-name="T16">„</text:span><text:span text:style-name="T16">Tour of Heroes“ -Tutorial:</text:span></text:p>
            <text:p><text:span text:style-name="T27"><text:a xlink:href="https://stackblitz.com/angular/ovnlgkrnedp?file=src/app/hero.service.ts">- Stackblitz</text:a></text:span></text:p>
            <text:p><text:span text:style-name="T27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4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8">Input-Reference hat sich geändert</text:span></text:p>
              </text:list-item>
              <text:list-item>
                <text:p><text:span text:style-name="T28">Die Component oder ein Child triggern ein Event</text:span></text:p>
              </text:list-item>
              <text:list-item>
                <text:p><text:span text:style-name="T28">Manuelle Change-Detection</text:span></text:p>
              </text:list-item>
              <text:list-item>
                <text:p><text:span text:style-name="T28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9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7" draw:layer="layout" svg:width="25.199cm" svg:height="13.859cm" svg:x="1.4cm" svg:y="4.914cm" presentation:class="subtitle" presentation:user-transformed="true">
          <draw:text-box>
            <text:p><text:span text:style-name="T4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3DT12H34M17S</meta:editing-duration>
    <meta:editing-cycles>290</meta:editing-cycles>
    <meta:generator>OpenOffice/4.1.6$Win32 OpenOffice.org_project/416m1$Build-9790</meta:generator>
    <dc:date>2020-08-03T17:11:20.04</dc:date>
    <meta:printed-by>Pierre Chavaroche</meta:printed-by>
    <meta:print-date>2020-08-02T20:16:17.66</meta:print-date>
    <dc:creator>Pierre Chavaroche</dc:creator>
    <meta:document-statistic meta:object-count="369"/>
  </office:meta>
</office:document-meta>
</file>